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Monospace" svg:font-family="Monospace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 style:shadow="none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style:vertical-align="middle" fo:padding="0.097cm" fo:border="none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2pt" style:font-size-asian="10.5pt" style:font-size-complex="12pt"/>
    </style:style>
    <style:style style:name="P8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9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1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9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11pt" style:font-name-complex="Lohit Hindi2" style:font-size-complex="11pt"/>
    </style:style>
    <style:style style:name="P21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4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5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6" style:family="paragraph" style:parent-style-name="Table_20_Contents">
      <style:text-properties fo:color="#000000" style:font-name="Liberation Sans1" fo:font-size="13pt" style:font-name-asian="WenQuanYi Micro Hei1" style:font-size-asian="13pt" style:font-name-complex="Lohit Hindi2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f9d6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0">Facture</text:p>
            <text:p text:style-name="P10">Réf. : [doc.ref]</text:p>
            <text:p text:style-name="P18">Date de facturation : [doc.date_fr;magnet=text:p]</text:p>
            <text:p text:style-name="P18">Date échéance : [doc.date_lim_reglement_fr;magnet=text:p]</text:p>
            <text:p text:style-name="P18"/>
            <text:p text:style-name="P20"><text:span text:style-name="T3">Réf. commande : [doc_linked.commande.0.ref;magnet=text:p]</text:span></text:p>
            <text:p text:style-name="P18">Date commande : [doc_linked.commande.0.date_commande_fr;magnet=text:p]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Émetteur :</text:p>
          </table:table-cell>
          <table:table-cell table:style-name="Tableau2.B1" office:value-type="string">
            <text:p text:style-name="P9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16"/>
            <text:p text:style-name="P16">[mysoc.address]</text:p>
            <text:p text:style-name="P16">[mysoc.zip] [mysoc.town]</text:p>
            <text:p text:style-name="P16">[mysoc.country]</text:p>
            <text:p text:style-name="P16"/>
            <text:p text:style-name="P16">Téléphone : [mysoc.phone]</text:p>
            <text:p text:style-name="P16">Fax : [mysoc.fax]</text:p>
          </table:table-cell>
          <table:table-cell table:style-name="Tableau3.A1" office:value-type="string">
            <text:p text:style-name="P26"><text:span text:style-name="T1">[contact.CUSTOMER.civility] [contact.CUSTOMER.firstname] [contact.CUSTOMER.lastname;magnet=text:p]</text:span></text:p>
            <text:p text:style-name="P24">Tel : [contact.CUSTOMER.phone;magnet=text:p]</text:p>
            <text:p text:style-name="P9"/>
            <text:p text:style-name="P25">[societe.name]</text:p>
            <text:p text:style-name="P11">[societe.address]</text:p>
            <text:p text:style-name="P11">[societe.zip] [societe.town]</text:p>
            <text:p text:style-name="P15">[societe.country]</text:p>
            <text:p text:style-name="P11"/>
          </table:table-cell>
        </table:table-row>
      </table:table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2">Référence</text:p>
          </table:table-cell>
          <table:table-cell table:style-name="Tableau4.A1" office:value-type="string">
            <text:p text:style-name="P12">Désignation</text:p>
          </table:table-cell>
          <table:table-cell table:style-name="Tableau4.A1" office:value-type="string">
            <text:p text:style-name="P12">T.V.A.</text:p>
          </table:table-cell>
          <table:table-cell table:style-name="Tableau4.A1" office:value-type="string">
            <text:p text:style-name="P12">Unité</text:p>
          </table:table-cell>
          <table:table-cell table:style-name="Tableau4.A1" office:value-type="string">
            <text:p text:style-name="P12">Qté</text:p>
          </table:table-cell>
          <table:table-cell table:style-name="Tableau4.A1" office:value-type="string">
            <text:p text:style-name="P12">Prix </text:p>
            <text:p text:style-name="P12">Unitaire HT (€)</text:p>
          </table:table-cell>
          <table:table-cell table:style-name="Tableau4.A1" office:value-type="string">
            <text:p text:style-name="P12">Remise</text:p>
            <text:p text:style-name="P12">(%)</text:p>
          </table:table-cell>
          <table:table-cell table:style-name="Tableau4.A1" office:value-type="string">
            <text:p text:style-name="P12">Prix Unitaire</text:p>
            <text:p text:style-name="P12">Remisé HT (€)</text:p>
          </table:table-cell>
          <table:table-cell table:style-name="Tableau4.I1" office:value-type="string">
            <text:p text:style-name="P12">Total HT (€)</text:p>
          </table:table-cell>
        </table:table-row>
        <table:table-row>
          <table:table-cell table:style-name="Tableau4.A2" table:number-columns-spanned="9" office:value-type="string">
            <text:p text:style-name="P13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1">[tab.product_ref;when [tab.product_type]!=9;block=table:table-row]</text:p>
          </table:table-cell>
          <table:table-cell table:style-name="Tableau4.B3" office:value-type="string">
            <text:p text:style-name="P11">[tab.product_label] [tab.desc]</text:p>
          </table:table-cell>
          <table:table-cell table:style-name="Tableau4.C3" office:value-type="string">
            <text:p text:style-name="P12">[tab.tva_tx;frm=0,00]</text:p>
          </table:table-cell>
          <table:table-cell table:style-name="Tableau4.D3" office:value-type="string">
            <text:p text:style-name="P12">[tab.tarif_poids] [tab.poids]</text:p>
          </table:table-cell>
          <table:table-cell table:style-name="Tableau4.E3" office:value-type="string">
            <text:p text:style-name="P12">[tab.qty]</text:p>
          </table:table-cell>
          <table:table-cell table:style-name="Tableau4.F3" office:value-type="string">
            <text:p text:style-name="P14">[tab.subprice;frm=0,00]</text:p>
          </table:table-cell>
          <table:table-cell table:style-name="Tableau4.G3" office:value-type="string">
            <text:p text:style-name="P12">[tab.remise_percent]</text:p>
          </table:table-cell>
          <table:table-cell table:style-name="Tableau4.H3" office:value-type="string">
            <text:p text:style-name="P14">[tab.price;frm=0,00]</text:p>
          </table:table-cell>
          <table:table-cell table:style-name="Tableau4.I3" office:value-type="string">
            <text:p text:style-name="P14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3"><text:line-break/></text:p>
            <text:p text:style-name="P13"/>
            <text:p text:style-name="P13"/>
            <text:p text:style-name="P13">Conditions de règlement : [contact.reglement]</text:p>
            <text:p text:style-name="P13"/>
            <text:p text:style-name="P13">Mode de règlement : [contact.mode_reglement]</text:p>
          </table:table-cell>
          <table:table-cell table:style-name="Tableau6.B1" office:value-type="string">
            <text:p text:style-name="P12">Total HT</text:p>
          </table:table-cell>
          <table:table-cell table:style-name="Tableau6.C1" office:value-type="string">
            <text:p text:style-name="P14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2">Montant TVA</text:p>
          </table:table-cell>
          <table:table-cell table:style-name="Tableau6.C2" office:value-type="string">
            <text:p text:style-name="P14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2">Montant TTC</text:p>
          </table:table-cell>
          <table:table-cell table:style-name="Tableau6.C3" office:value-type="string">
            <text:p text:style-name="P14">[doc.total_ttc;frm=0,00] €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Monospace" svg:font-family="Monospace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11:35:41</dc:date>
    <dc:creator>Geoffrey </dc:creator>
    <meta:generator>LibreOffice/3.5$Linux_X86_64 LibreOffice_project/350m1$Build-2</meta:generator>
    <meta:editing-duration>PT10H8M9S</meta:editing-duration>
    <meta:editing-cycles>122</meta:editing-cycles>
    <meta:document-statistic meta:table-count="6" meta:image-count="0" meta:object-count="0" meta:page-count="1" meta:paragraph-count="56" meta:word-count="147" meta:character-count="1624" meta:non-whitespace-character-count="1529"/>
  </office:meta>
</office:document-meta>
</file>